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F0E3DA858FCC99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2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399cm" fo:min-width="0.984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0.984cm"/>
    </style:style>
    <style:style style:name="gr5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2.26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ccccc" fo:font-size="10pt" style:font-size-asian="10pt" style:font-size-complex="10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1.5cm" svg:x2="13cm" svg:y2="1.5cm">
          <text:p/>
        </draw:line>
        <draw:line draw:style-name="gr1" draw:text-style-name="P1" draw:layer="layout" svg:x1="7cm" svg:y1="1cm" svg:x2="7cm" svg:y2="2cm">
          <text:p/>
        </draw:line>
        <draw:line draw:style-name="gr1" draw:text-style-name="P1" draw:layer="layout" svg:x1="13cm" svg:y1="1cm" svg:x2="13cm" svg:y2="2cm">
          <text:p/>
        </draw:line>
        <draw:frame draw:style-name="gr2" draw:text-style-name="P2" draw:layer="layout" svg:width="1.484cm" svg:height="0.649cm" svg:x="9.5cm" svg:y="0.851cm">
          <draw:text-box>
            <text:p><text:span text:style-name="T1">0.06m</text:span></text:p>
          </draw:text-box>
        </draw:frame>
        <draw:line draw:style-name="gr3" draw:text-style-name="P1" draw:layer="layout" svg:x1="18.351cm" svg:y1="5cm" svg:x2="18.351cm" svg:y2="13.5cm">
          <text:p/>
        </draw:line>
        <draw:line draw:style-name="gr3" draw:text-style-name="P1" draw:layer="layout" svg:x1="18.851cm" svg:y1="13.5cm" svg:x2="17.851cm" svg:y2="13.5cm">
          <text:p/>
        </draw:line>
        <draw:frame draw:style-name="gr4" draw:text-style-name="P2" draw:layer="layout" svg:width="1.484cm" svg:height="0.649cm" draw:transform="rotate (1.5707963267949) translate (17.702cm 9.984cm)">
          <draw:text-box>
            <text:p><text:span text:style-name="T1">0.08m</text:span></text:p>
          </draw:text-box>
        </draw:frame>
        <draw:frame draw:style-name="gr5" draw:text-style-name="P4" draw:layer="layout" svg:width="2.767cm" svg:height="0.649cm" draw:transform="rotate (1.5707963267949) translate (19.202cm 6.5cm)">
          <draw:text-box>
            <text:p text:style-name="P3"><text:span text:style-name="T1">BchThin_0001</text:span></text:p>
          </draw:text-box>
        </draw:frame>
        <draw:frame draw:style-name="gr6" draw:text-style-name="P1" draw:layer="layout" svg:width="5cm" svg:height="5cm" draw:transform="rotate (0.785398163397448) translate (6.464cm 13.5cm)">
          <draw:image xlink:href="Pictures/100000000000032000000320F0E3DA858FCC9947.png" xlink:type="simple" xlink:show="embed" xlink:actuate="onLoad">
            <text:p/>
          </draw:image>
        </draw:frame>
        <draw:frame draw:style-name="gr7" draw:text-style-name="P4" draw:layer="layout" svg:width="2.767cm" svg:height="0.649cm" draw:transform="rotate (1.5707963267949) translate (19.202cm 14.649cm)">
          <draw:text-box>
            <text:p text:style-name="P3"><text:span text:style-name="T1">BchThin_0002</text:span></text:p>
          </draw:text-box>
        </draw:frame>
        <draw:frame draw:style-name="gr5" draw:text-style-name="P4" draw:layer="layout" svg:width="2.767cm" svg:height="0.649cm" draw:transform="rotate (1.5707963267949) translate (19.351cm 23.267cm)">
          <draw:text-box>
            <text:p text:style-name="P3"><text:span text:style-name="T1">BchThin_0003</text:span></text:p>
          </draw:text-box>
        </draw:frame>
        <draw:line draw:style-name="gr3" draw:text-style-name="P1" draw:layer="layout" svg:x1="2cm" svg:y1="16cm" svg:x2="2cm" svg:y2="19cm">
          <text:p/>
        </draw:line>
        <draw:line draw:style-name="gr3" draw:text-style-name="P1" draw:layer="layout" svg:x1="2.5cm" svg:y1="19cm" svg:x2="1.5cm" svg:y2="19cm">
          <text:p/>
        </draw:line>
        <draw:frame draw:style-name="gr4" draw:text-style-name="P2" draw:layer="layout" svg:width="1.484cm" svg:height="0.649cm" draw:transform="rotate (1.5707963267949) translate (1.5cm 18cm)">
          <draw:text-box>
            <text:p><text:span text:style-name="T1">0.03m</text:span></text:p>
          </draw:text-box>
        </draw:frame>
        <draw:line draw:style-name="gr3" draw:text-style-name="P1" draw:layer="layout" svg:x1="2.001cm" svg:y1="3.001cm" svg:x2="2.001cm" svg:y2="8.001cm">
          <text:p/>
        </draw:line>
        <draw:line draw:style-name="gr3" draw:text-style-name="P1" draw:layer="layout" svg:x1="2.501cm" svg:y1="8.001cm" svg:x2="1.501cm" svg:y2="8.001cm">
          <text:p/>
        </draw:line>
        <draw:line draw:style-name="gr3" draw:text-style-name="P1" draw:layer="layout" svg:x1="1.501cm" svg:y1="3.001cm" svg:x2="2.501cm" svg:y2="3.001cm">
          <text:p/>
        </draw:line>
        <draw:frame draw:style-name="gr4" draw:text-style-name="P2" draw:layer="layout" svg:width="1.484cm" svg:height="0.649cm" draw:transform="rotate (1.5707963267949) translate (1.501cm 6.001cm)">
          <draw:text-box>
            <text:p><text:span text:style-name="T1">0.05m</text:span></text:p>
          </draw:text-box>
        </draw:frame>
        <draw:line draw:style-name="gr3" draw:text-style-name="P1" draw:layer="layout" svg:x1="2.001cm" svg:y1="8.001cm" svg:x2="2.001cm" svg:y2="11.001cm">
          <text:p/>
        </draw:line>
        <draw:line draw:style-name="gr3" draw:text-style-name="P1" draw:layer="layout" svg:x1="18.851cm" svg:y1="5cm" svg:x2="17.851cm" svg:y2="5cm">
          <text:p/>
        </draw:line>
        <draw:frame draw:style-name="gr4" draw:text-style-name="P2" draw:layer="layout" svg:width="1.484cm" svg:height="0.649cm" draw:transform="rotate (1.5707963267949) translate (1.501cm 10.001cm)">
          <draw:text-box>
            <text:p><text:span text:style-name="T1">0.03m</text:span></text:p>
          </draw:text-box>
        </draw:frame>
        <draw:line draw:style-name="gr3" draw:text-style-name="P1" draw:layer="layout" svg:x1="2cm" svg:y1="19cm" svg:x2="2cm" svg:y2="24cm">
          <text:p/>
        </draw:line>
        <draw:line draw:style-name="gr3" draw:text-style-name="P1" draw:layer="layout" svg:x1="2.5cm" svg:y1="24cm" svg:x2="1.5cm" svg:y2="24cm">
          <text:p/>
        </draw:line>
        <draw:frame draw:style-name="gr4" draw:text-style-name="P2" draw:layer="layout" svg:width="1.484cm" svg:height="0.649cm" draw:transform="rotate (1.5707963267949) translate (1.5cm 22cm)">
          <draw:text-box>
            <text:p><text:span text:style-name="T1">0.05m</text:span></text:p>
          </draw:text-box>
        </draw:frame>
        <draw:line draw:style-name="gr3" draw:text-style-name="P1" draw:layer="layout" svg:x1="2.002cm" svg:y1="11.001cm" svg:x2="2.002cm" svg:y2="16.001cm">
          <text:p/>
        </draw:line>
        <draw:line draw:style-name="gr3" draw:text-style-name="P1" draw:layer="layout" svg:x1="2.502cm" svg:y1="16.001cm" svg:x2="1.502cm" svg:y2="16.001cm">
          <text:p/>
        </draw:line>
        <draw:frame draw:style-name="gr4" draw:text-style-name="P2" draw:layer="layout" svg:width="1.484cm" svg:height="0.649cm" draw:transform="rotate (1.5707963267949) translate (1.502cm 14.001cm)">
          <draw:text-box>
            <text:p><text:span text:style-name="T1">0.05m</text:span></text:p>
          </draw:text-box>
        </draw:frame>
        <draw:line draw:style-name="gr3" draw:text-style-name="P1" draw:layer="layout" svg:x1="2.503cm" svg:y1="11.002cm" svg:x2="1.503cm" svg:y2="11.002cm">
          <text:p/>
        </draw:line>
        <draw:line draw:style-name="gr3" draw:text-style-name="P1" draw:layer="layout" svg:x1="18.351cm" svg:y1="13.5cm" svg:x2="18.351cm" svg:y2="22cm">
          <text:p/>
        </draw:line>
        <draw:line draw:style-name="gr3" draw:text-style-name="P1" draw:layer="layout" svg:x1="18.851cm" svg:y1="22cm" svg:x2="17.851cm" svg:y2="22cm">
          <text:p/>
        </draw:line>
        <draw:frame draw:style-name="gr4" draw:text-style-name="P2" draw:layer="layout" svg:width="1.484cm" svg:height="0.649cm" draw:transform="rotate (1.5707963267949) translate (17.702cm 18.484cm)">
          <draw:text-box>
            <text:p><text:span text:style-name="T1">0.08m</text:span></text:p>
          </draw:text-box>
        </draw:frame>
        <draw:line draw:style-name="gr1" draw:text-style-name="P1" draw:layer="layout" svg:x1="10cm" svg:y1="26.5cm" svg:x2="13cm" svg:y2="26.5cm">
          <text:p/>
        </draw:line>
        <draw:line draw:style-name="gr1" draw:text-style-name="P1" draw:layer="layout" svg:x1="10cm" svg:y1="26cm" svg:x2="10cm" svg:y2="27cm">
          <text:p/>
        </draw:line>
        <draw:line draw:style-name="gr1" draw:text-style-name="P1" draw:layer="layout" svg:x1="13cm" svg:y1="26cm" svg:x2="13cm" svg:y2="27cm">
          <text:p/>
        </draw:line>
        <draw:frame draw:style-name="gr2" draw:text-style-name="P2" draw:layer="layout" svg:width="1.484cm" svg:height="0.649cm" svg:x="11cm" svg:y="26cm">
          <draw:text-box>
            <text:p><text:span text:style-name="T1">0.03m</text:span></text:p>
          </draw:text-box>
        </draw:frame>
        <draw:line draw:style-name="gr1" draw:text-style-name="P1" draw:layer="layout" svg:x1="7cm" svg:y1="26.5cm" svg:x2="10cm" svg:y2="26.5cm">
          <text:p/>
        </draw:line>
        <draw:line draw:style-name="gr1" draw:text-style-name="P1" draw:layer="layout" svg:x1="7cm" svg:y1="26cm" svg:x2="7cm" svg:y2="27cm">
          <text:p/>
        </draw:line>
        <draw:frame draw:style-name="gr2" draw:text-style-name="P2" draw:layer="layout" svg:width="1.484cm" svg:height="0.649cm" svg:x="8cm" svg:y="26cm">
          <draw:text-box>
            <text:p><text:span text:style-name="T1">0.03m</text:span></text:p>
          </draw:text-box>
        </draw:frame>
        <draw:custom-shape draw:style-name="gr8" draw:text-style-name="P5" draw:layer="layout" svg:width="2cm" svg:height="2cm" draw:transform="rotate (-0.785398163397448) translate (13.889cm 8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cm" svg:height="2cm" draw:transform="rotate (-0.785398163397448) translate (13.889cm 15.9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cm" svg:height="2cm" draw:transform="rotate (-0.785398163397448) translate (6.111cm 8.1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2cm" svg:height="2cm" draw:transform="rotate (-0.785398163397448) translate (6.111cm 15.9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4-02-15T20:14:11.711385552</meta:creation-date>
    <dc:date>2017-02-09T12:19:24.881600371</dc:date>
    <meta:editing-duration>PT8H18M</meta:editing-duration>
    <meta:editing-cycles>17</meta:editing-cycles>
    <meta:generator>LibreOffice/5.1.4.2$Linux_X86_64 LibreOffice_project/10m0$Build-2</meta:generator>
    <meta:printed-by>Markus Bader</meta:printed-by>
    <meta:print-date>2014-02-18T09:00:24.718381237</meta:print-date>
    <meta:document-statistic meta:object-count="42"/>
  </office:meta>
</office:document-meta>
</file>